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5.0197in" svg:height="2.8236in" svg:x="11.8114in" svg:y="1.9555in">
            <draw:object draw:notify-on-update-of-ranges="output_file.S3:output_file.S8 output_file.T2:output_file.T2 output_file.T3:output_file.T8 output_file.U2:output_file.U2 output_file.U3:output_file.U8 output_file.V2:output_file.V2 output_file.V3:output_file.V8 output_file.W2:output_file.W2 output_file.W3:output_file.W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461799" calcext:value-type="float">
            <text:p>4461799</text:p>
          </table:table-cell>
          <table:table-cell office:value-type="float" office:value="56260442" calcext:value-type="float">
            <text:p>56260442</text:p>
          </table:table-cell>
          <table:table-cell table:formula="of:=([.D1]/([.D1]+[.E1]))*100" office:value-type="float" office:value="7.34788263167033" calcext:value-type="float">
            <text:p>7.34788263167033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461799" calcext:value-type="float">
            <text:p>4461799</text:p>
          </table:table-cell>
          <table:table-cell office:value-type="float" office:value="2221277" calcext:value-type="float">
            <text:p>2221277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5694392" calcext:value-type="float">
            <text:p>35694392</text:p>
          </table:table-cell>
          <table:table-cell office:value-type="float" office:value="35540432" calcext:value-type="float">
            <text:p>35540432</text:p>
          </table:table-cell>
          <table:table-cell office:value-type="float" office:value="71234824" calcext:value-type="float">
            <text:p>71234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393077" calcext:value-type="float">
            <text:p>4393077</text:p>
          </table:table-cell>
          <table:table-cell office:value-type="float" office:value="56329164" calcext:value-type="float">
            <text:p>56329164</text:p>
          </table:table-cell>
          <table:table-cell table:formula="of:=([.D2]/([.D2]+[.E2]))*100" office:value-type="float" office:value="7.23470828423477" calcext:value-type="float">
            <text:p>7.23470828423477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393077" calcext:value-type="float">
            <text:p>4393077</text:p>
          </table:table-cell>
          <table:table-cell office:value-type="float" office:value="2187709" calcext:value-type="float">
            <text:p>2187709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5144616" calcext:value-type="float">
            <text:p>35144616</text:p>
          </table:table-cell>
          <table:table-cell office:value-type="float" office:value="35003344" calcext:value-type="float">
            <text:p>35003344</text:p>
          </table:table-cell>
          <table:table-cell office:value-type="float" office:value="70147960" calcext:value-type="float">
            <text:p>70147960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359527" calcext:value-type="float">
            <text:p>4359527</text:p>
          </table:table-cell>
          <table:table-cell office:value-type="float" office:value="56362714" calcext:value-type="float">
            <text:p>56362714</text:p>
          </table:table-cell>
          <table:table-cell table:formula="of:=([.D3]/([.D3]+[.E3]))*100" office:value-type="float" office:value="7.17945670022291" calcext:value-type="float">
            <text:p>7.17945670022291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359527" calcext:value-type="float">
            <text:p>4359527</text:p>
          </table:table-cell>
          <table:table-cell office:value-type="float" office:value="2171156" calcext:value-type="float">
            <text:p>2171156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876216" calcext:value-type="float">
            <text:p>34876216</text:p>
          </table:table-cell>
          <table:table-cell office:value-type="float" office:value="34738496" calcext:value-type="float">
            <text:p>34738496</text:p>
          </table:table-cell>
          <table:table-cell office:value-type="float" office:value="69614712" calcext:value-type="float">
            <text:p>69614712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7.347882632" calcext:value-type="float">
            <text:p>7.347882632</text:p>
          </table:table-cell>
          <table:table-cell table:style-name="ce1" office:value-type="float" office:value="7.142552595" calcext:value-type="float">
            <text:p>7.142552595</text:p>
          </table:table-cell>
          <table:table-cell table:style-name="ce1" office:value-type="float" office:value="7.052196904" calcext:value-type="float">
            <text:p>7.052196904</text:p>
          </table:table-cell>
          <table:table-cell table:style-name="ce1" office:value-type="float" office:value="7.007513112" calcext:value-type="float">
            <text:p>7.007513112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344031" calcext:value-type="float">
            <text:p>4344031</text:p>
          </table:table-cell>
          <table:table-cell office:value-type="float" office:value="56378210" calcext:value-type="float">
            <text:p>56378210</text:p>
          </table:table-cell>
          <table:table-cell table:formula="of:=([.D4]/([.D4]+[.E4]))*100" office:value-type="float" office:value="7.15393722046589" calcext:value-type="float">
            <text:p>7.15393722046589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344031" calcext:value-type="float">
            <text:p>4344031</text:p>
          </table:table-cell>
          <table:table-cell office:value-type="float" office:value="2162961" calcext:value-type="float">
            <text:p>2162961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752248" calcext:value-type="float">
            <text:p>34752248</text:p>
          </table:table-cell>
          <table:table-cell office:value-type="float" office:value="34607376" calcext:value-type="float">
            <text:p>34607376</text:p>
          </table:table-cell>
          <table:table-cell office:value-type="float" office:value="69359624" calcext:value-type="float">
            <text:p>69359624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7.234708284" calcext:value-type="float">
            <text:p>7.234708284</text:p>
          </table:table-cell>
          <table:table-cell table:style-name="ce1" office:value-type="float" office:value="7.075170365" calcext:value-type="float">
            <text:p>7.075170365</text:p>
          </table:table-cell>
          <table:table-cell table:style-name="ce1" office:value-type="float" office:value="7.005535254" calcext:value-type="float">
            <text:p>7.005535254</text:p>
          </table:table-cell>
          <table:table-cell table:style-name="ce1" office:value-type="float" office:value="6.964161616" calcext:value-type="float">
            <text:p>6.964161616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4330979" calcext:value-type="float">
            <text:p>4330979</text:p>
          </table:table-cell>
          <table:table-cell office:value-type="float" office:value="56391262" calcext:value-type="float">
            <text:p>56391262</text:p>
          </table:table-cell>
          <table:table-cell table:formula="of:=([.D5]/([.D5]+[.E5]))*100" office:value-type="float" office:value="7.13244262510008" calcext:value-type="float">
            <text:p>7.13244262510008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330979" calcext:value-type="float">
            <text:p>4330979</text:p>
          </table:table-cell>
          <table:table-cell office:value-type="float" office:value="2158683" calcext:value-type="float">
            <text:p>2158683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647832" calcext:value-type="float">
            <text:p>34647832</text:p>
          </table:table-cell>
          <table:table-cell office:value-type="float" office:value="34538928" calcext:value-type="float">
            <text:p>34538928</text:p>
          </table:table-cell>
          <table:table-cell office:value-type="float" office:value="69186760" calcext:value-type="float">
            <text:p>69186760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7.1794567" calcext:value-type="float">
            <text:p>7.1794567</text:p>
          </table:table-cell>
          <table:table-cell table:style-name="ce1" office:value-type="float" office:value="7.045431673" calcext:value-type="float">
            <text:p>7.045431673</text:p>
          </table:table-cell>
          <table:table-cell table:style-name="ce1" office:value-type="float" office:value="6.971415959" calcext:value-type="float">
            <text:p>6.971415959</text:p>
          </table:table-cell>
          <table:table-cell table:style-name="ce1" office:value-type="float" office:value="6.91044489" calcext:value-type="float">
            <text:p>6.91044489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183393" calcext:value-type="float">
            <text:p>2183393</text:p>
          </table:table-cell>
          <table:table-cell office:value-type="float" office:value="58538848" calcext:value-type="float">
            <text:p>58538848</text:p>
          </table:table-cell>
          <table:table-cell table:formula="of:=([.D6]/([.D6]+[.E6]))*100" office:value-type="float" office:value="3.59570556692728" calcext:value-type="float">
            <text:p>3.59570556692728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2183393" calcext:value-type="float">
            <text:p>2183393</text:p>
          </table:table-cell>
          <table:table-cell office:value-type="float" office:value="1605062" calcext:value-type="float">
            <text:p>1605062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17467144" calcext:value-type="float">
            <text:p>17467144</text:p>
          </table:table-cell>
          <table:table-cell office:value-type="float" office:value="25680992" calcext:value-type="float">
            <text:p>25680992</text:p>
          </table:table-cell>
          <table:table-cell office:value-type="float" office:value="43148136" calcext:value-type="float">
            <text:p>43148136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7.15393722" calcext:value-type="float">
            <text:p>7.15393722</text:p>
          </table:table-cell>
          <table:table-cell table:style-name="ce1" office:value-type="float" office:value="7.015632048" calcext:value-type="float">
            <text:p>7.015632048</text:p>
          </table:table-cell>
          <table:table-cell table:style-name="ce1" office:value-type="float" office:value="6.949428958" calcext:value-type="float">
            <text:p>6.949428958</text:p>
          </table:table-cell>
          <table:table-cell table:style-name="ce1" office:value-type="float" office:value="6.846013802" calcext:value-type="float">
            <text:p>6.846013802</text:p>
          </table:table-cell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7.132442625" calcext:value-type="float">
            <text:p>7.132442625</text:p>
          </table:table-cell>
          <table:table-cell table:style-name="ce1" office:value-type="float" office:value="7.023823446" calcext:value-type="float">
            <text:p>7.023823446</text:p>
          </table:table-cell>
          <table:table-cell table:style-name="ce1" office:value-type="float" office:value="6.959463173" calcext:value-type="float">
            <text:p>6.959463173</text:p>
          </table:table-cell>
          <table:table-cell table:style-name="ce1" office:value-type="float" office:value="0.07375057189" calcext:value-type="float">
            <text:p>0.07375057189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4337118" calcext:value-type="float">
            <text:p>4337118</text:p>
          </table:table-cell>
          <table:table-cell office:value-type="float" office:value="56385123" calcext:value-type="float">
            <text:p>56385123</text:p>
          </table:table-cell>
          <table:table-cell table:formula="of:=([.D8]/([.D8]+[.E8]))*100" office:value-type="float" office:value="7.14255259452628" calcext:value-type="float">
            <text:p>7.14255259452628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337118" calcext:value-type="float">
            <text:p>4337118</text:p>
          </table:table-cell>
          <table:table-cell office:value-type="float" office:value="2175645" calcext:value-type="float">
            <text:p>2175645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696944" calcext:value-type="float">
            <text:p>34696944</text:p>
          </table:table-cell>
          <table:table-cell office:value-type="float" office:value="34810320" calcext:value-type="float">
            <text:p>34810320</text:p>
          </table:table-cell>
          <table:table-cell office:value-type="float" office:value="69507264" calcext:value-type="float">
            <text:p>69507264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3.595705567" calcext:value-type="float">
            <text:p>3.595705567</text:p>
          </table:table-cell>
          <table:table-cell table:style-name="ce1" office:value-type="float" office:value="3.54204154" calcext:value-type="float">
            <text:p>3.54204154</text:p>
          </table:table-cell>
          <table:table-cell table:style-name="ce1" office:value-type="float" office:value="0.0636307214" calcext:value-type="float">
            <text:p>0.0636307214</text:p>
          </table:table-cell>
          <table:table-cell table:style-name="ce1" office:value-type="float" office:value="0.0171913945" calcext:value-type="float">
            <text:p>0.0171913945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4296202" calcext:value-type="float">
            <text:p>4296202</text:p>
          </table:table-cell>
          <table:table-cell office:value-type="float" office:value="56426039" calcext:value-type="float">
            <text:p>56426039</text:p>
          </table:table-cell>
          <table:table-cell table:formula="of:=([.D9]/([.D9]+[.E9]))*100" office:value-type="float" office:value="7.07517036467742" calcext:value-type="float">
            <text:p>7.07517036467742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96202" calcext:value-type="float">
            <text:p>4296202</text:p>
          </table:table-cell>
          <table:table-cell office:value-type="float" office:value="2150310" calcext:value-type="float">
            <text:p>2150310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369616" calcext:value-type="float">
            <text:p>34369616</text:p>
          </table:table-cell>
          <table:table-cell office:value-type="float" office:value="34404960" calcext:value-type="float">
            <text:p>34404960</text:p>
          </table:table-cell>
          <table:table-cell office:value-type="float" office:value="68774576" calcext:value-type="float">
            <text:p>68774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278144" calcext:value-type="float">
            <text:p>4278144</text:p>
          </table:table-cell>
          <table:table-cell office:value-type="float" office:value="56444097" calcext:value-type="float">
            <text:p>56444097</text:p>
          </table:table-cell>
          <table:table-cell table:formula="of:=([.D10]/([.D10]+[.E10]))*100" office:value-type="float" office:value="7.04543167305041" calcext:value-type="float">
            <text:p>7.04543167305041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78144" calcext:value-type="float">
            <text:p>4278144</text:p>
          </table:table-cell>
          <table:table-cell office:value-type="float" office:value="2137993" calcext:value-type="float">
            <text:p>2137993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225152" calcext:value-type="float">
            <text:p>34225152</text:p>
          </table:table-cell>
          <table:table-cell office:value-type="float" office:value="34207888" calcext:value-type="float">
            <text:p>34207888</text:p>
          </table:table-cell>
          <table:table-cell office:value-type="float" office:value="68433040" calcext:value-type="float">
            <text:p>68433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4260049" calcext:value-type="float">
            <text:p>4260049</text:p>
          </table:table-cell>
          <table:table-cell office:value-type="float" office:value="56462192" calcext:value-type="float">
            <text:p>56462192</text:p>
          </table:table-cell>
          <table:table-cell table:formula="of:=([.D11]/([.D11]+[.E11]))*100" office:value-type="float" office:value="7.0156320482309" calcext:value-type="float">
            <text:p>7.0156320482309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60049" calcext:value-type="float">
            <text:p>4260049</text:p>
          </table:table-cell>
          <table:table-cell office:value-type="float" office:value="2123804" calcext:value-type="float">
            <text:p>2123804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080392" calcext:value-type="float">
            <text:p>34080392</text:p>
          </table:table-cell>
          <table:table-cell office:value-type="float" office:value="33980864" calcext:value-type="float">
            <text:p>33980864</text:p>
          </table:table-cell>
          <table:table-cell office:value-type="float" office:value="68061256" calcext:value-type="float">
            <text:p>68061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265023" calcext:value-type="float">
            <text:p>4265023</text:p>
          </table:table-cell>
          <table:table-cell office:value-type="float" office:value="56457218" calcext:value-type="float">
            <text:p>56457218</text:p>
          </table:table-cell>
          <table:table-cell table:formula="of:=([.D12]/([.D12]+[.E12]))*100" office:value-type="float" office:value="7.0238234455148" calcext:value-type="float">
            <text:p>7.0238234455148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65023" calcext:value-type="float">
            <text:p>4265023</text:p>
          </table:table-cell>
          <table:table-cell office:value-type="float" office:value="2129684" calcext:value-type="float">
            <text:p>2129684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120184" calcext:value-type="float">
            <text:p>34120184</text:p>
          </table:table-cell>
          <table:table-cell office:value-type="float" office:value="34074944" calcext:value-type="float">
            <text:p>34074944</text:p>
          </table:table-cell>
          <table:table-cell office:value-type="float" office:value="68195128" calcext:value-type="float">
            <text:p>68195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150807" calcext:value-type="float">
            <text:p>2150807</text:p>
          </table:table-cell>
          <table:table-cell office:value-type="float" office:value="58571434" calcext:value-type="float">
            <text:p>58571434</text:p>
          </table:table-cell>
          <table:table-cell table:formula="of:=([.D13]/([.D13]+[.E13]))*100" office:value-type="float" office:value="3.54204153960655" calcext:value-type="float">
            <text:p>3.54204153960655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2150807" calcext:value-type="float">
            <text:p>2150807</text:p>
          </table:table-cell>
          <table:table-cell office:value-type="float" office:value="1591660" calcext:value-type="float">
            <text:p>1591660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17206456" calcext:value-type="float">
            <text:p>17206456</text:p>
          </table:table-cell>
          <table:table-cell office:value-type="float" office:value="25466560" calcext:value-type="float">
            <text:p>25466560</text:p>
          </table:table-cell>
          <table:table-cell office:value-type="float" office:value="42673016" calcext:value-type="float">
            <text:p>4267301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4282252" calcext:value-type="float">
            <text:p>4282252</text:p>
          </table:table-cell>
          <table:table-cell office:value-type="float" office:value="56439989" calcext:value-type="float">
            <text:p>56439989</text:p>
          </table:table-cell>
          <table:table-cell table:formula="of:=([.D15]/([.D15]+[.E15]))*100" office:value-type="float" office:value="7.05219690426116" calcext:value-type="float">
            <text:p>7.05219690426116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82252" calcext:value-type="float">
            <text:p>4282252</text:p>
          </table:table-cell>
          <table:table-cell office:value-type="float" office:value="2159710" calcext:value-type="float">
            <text:p>2159710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258016" calcext:value-type="float">
            <text:p>34258016</text:p>
          </table:table-cell>
          <table:table-cell office:value-type="float" office:value="34555360" calcext:value-type="float">
            <text:p>34555360</text:p>
          </table:table-cell>
          <table:table-cell office:value-type="float" office:value="68813376" calcext:value-type="float">
            <text:p>68813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253918" calcext:value-type="float">
            <text:p>4253918</text:p>
          </table:table-cell>
          <table:table-cell office:value-type="float" office:value="56468323" calcext:value-type="float">
            <text:p>56468323</text:p>
          </table:table-cell>
          <table:table-cell table:formula="of:=([.D16]/([.D16]+[.E16]))*100" office:value-type="float" office:value="7.00553525354903" calcext:value-type="float">
            <text:p>7.00553525354903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53918" calcext:value-type="float">
            <text:p>4253918</text:p>
          </table:table-cell>
          <table:table-cell office:value-type="float" office:value="2135119" calcext:value-type="float">
            <text:p>2135119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031344" calcext:value-type="float">
            <text:p>34031344</text:p>
          </table:table-cell>
          <table:table-cell office:value-type="float" office:value="34161904" calcext:value-type="float">
            <text:p>34161904</text:p>
          </table:table-cell>
          <table:table-cell office:value-type="float" office:value="68193248" calcext:value-type="float">
            <text:p>68193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233200" calcext:value-type="float">
            <text:p>4233200</text:p>
          </table:table-cell>
          <table:table-cell office:value-type="float" office:value="56489041" calcext:value-type="float">
            <text:p>56489041</text:p>
          </table:table-cell>
          <table:table-cell table:formula="of:=([.D17]/([.D17]+[.E17]))*100" office:value-type="float" office:value="6.97141595943404" calcext:value-type="float">
            <text:p>6.97141595943404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33200" calcext:value-type="float">
            <text:p>4233200</text:p>
          </table:table-cell>
          <table:table-cell office:value-type="float" office:value="2116572" calcext:value-type="float">
            <text:p>2116572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3865600" calcext:value-type="float">
            <text:p>33865600</text:p>
          </table:table-cell>
          <table:table-cell office:value-type="float" office:value="33865152" calcext:value-type="float">
            <text:p>33865152</text:p>
          </table:table-cell>
          <table:table-cell office:value-type="float" office:value="67730752" calcext:value-type="float">
            <text:p>67730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219849" calcext:value-type="float">
            <text:p>4219849</text:p>
          </table:table-cell>
          <table:table-cell office:value-type="float" office:value="56502392" calcext:value-type="float">
            <text:p>56502392</text:p>
          </table:table-cell>
          <table:table-cell table:formula="of:=([.D18]/([.D18]+[.E18]))*100" office:value-type="float" office:value="6.9494289579991" calcext:value-type="float">
            <text:p>6.9494289579991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19849" calcext:value-type="float">
            <text:p>4219849</text:p>
          </table:table-cell>
          <table:table-cell office:value-type="float" office:value="2106729" calcext:value-type="float">
            <text:p>2106729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3758792" calcext:value-type="float">
            <text:p>33758792</text:p>
          </table:table-cell>
          <table:table-cell office:value-type="float" office:value="33707664" calcext:value-type="float">
            <text:p>33707664</text:p>
          </table:table-cell>
          <table:table-cell office:value-type="float" office:value="67466456" calcext:value-type="float">
            <text:p>67466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4225942" calcext:value-type="float">
            <text:p>4225942</text:p>
          </table:table-cell>
          <table:table-cell office:value-type="float" office:value="56496299" calcext:value-type="float">
            <text:p>56496299</text:p>
          </table:table-cell>
          <table:table-cell table:formula="of:=([.D19]/([.D19]+[.E19]))*100" office:value-type="float" office:value="6.95946317264542" calcext:value-type="float">
            <text:p>6.95946317264542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25942" calcext:value-type="float">
            <text:p>4225942</text:p>
          </table:table-cell>
          <table:table-cell office:value-type="float" office:value="2110635" calcext:value-type="float">
            <text:p>2110635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3807536" calcext:value-type="float">
            <text:p>33807536</text:p>
          </table:table-cell>
          <table:table-cell office:value-type="float" office:value="33770160" calcext:value-type="float">
            <text:p>33770160</text:p>
          </table:table-cell>
          <table:table-cell office:value-type="float" office:value="67577696" calcext:value-type="float">
            <text:p>67577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38638" calcext:value-type="float">
            <text:p>38638</text:p>
          </table:table-cell>
          <table:table-cell office:value-type="float" office:value="60683603" calcext:value-type="float">
            <text:p>60683603</text:p>
          </table:table-cell>
          <table:table-cell table:formula="of:=([.D20]/([.D20]+[.E20]))*100" office:value-type="float" office:value="0.0636307214023936" calcext:value-type="float">
            <text:p>0.063630721402394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38638" calcext:value-type="float">
            <text:p>38638</text:p>
          </table:table-cell>
          <table:table-cell office:value-type="float" office:value="20069" calcext:value-type="float">
            <text:p>20069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09104" calcext:value-type="float">
            <text:p>309104</text:p>
          </table:table-cell>
          <table:table-cell office:value-type="float" office:value="321104" calcext:value-type="float">
            <text:p>321104</text:p>
          </table:table-cell>
          <table:table-cell office:value-type="float" office:value="630208" calcext:value-type="float">
            <text:p>630208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4255119" calcext:value-type="float">
            <text:p>4255119</text:p>
          </table:table-cell>
          <table:table-cell office:value-type="float" office:value="56467122" calcext:value-type="float">
            <text:p>56467122</text:p>
          </table:table-cell>
          <table:table-cell table:formula="of:=([.D22]/([.D22]+[.E22]))*100" office:value-type="float" office:value="7.00751311204078" calcext:value-type="float">
            <text:p>7.00751311204078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55119" calcext:value-type="float">
            <text:p>4255119</text:p>
          </table:table-cell>
          <table:table-cell office:value-type="float" office:value="2151022" calcext:value-type="float">
            <text:p>2151022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4040952" calcext:value-type="float">
            <text:p>34040952</text:p>
          </table:table-cell>
          <table:table-cell office:value-type="float" office:value="34416352" calcext:value-type="float">
            <text:p>34416352</text:p>
          </table:table-cell>
          <table:table-cell office:value-type="float" office:value="68457304" calcext:value-type="float">
            <text:p>68457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8795" calcext:value-type="float">
            <text:p>4228795</text:p>
          </table:table-cell>
          <table:table-cell office:value-type="float" office:value="56493446" calcext:value-type="float">
            <text:p>56493446</text:p>
          </table:table-cell>
          <table:table-cell table:formula="of:=([.D23]/([.D23]+[.E23]))*100" office:value-type="float" office:value="6.96416161584023" calcext:value-type="float">
            <text:p>6.96416161584023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228795" calcext:value-type="float">
            <text:p>4228795</text:p>
          </table:table-cell>
          <table:table-cell office:value-type="float" office:value="2122890" calcext:value-type="float">
            <text:p>2122890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3830360" calcext:value-type="float">
            <text:p>33830360</text:p>
          </table:table-cell>
          <table:table-cell office:value-type="float" office:value="33966240" calcext:value-type="float">
            <text:p>33966240</text:p>
          </table:table-cell>
          <table:table-cell office:value-type="float" office:value="67796600" calcext:value-type="float">
            <text:p>67796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196177" calcext:value-type="float">
            <text:p>4196177</text:p>
          </table:table-cell>
          <table:table-cell office:value-type="float" office:value="56526064" calcext:value-type="float">
            <text:p>56526064</text:p>
          </table:table-cell>
          <table:table-cell table:formula="of:=([.D24]/([.D24]+[.E24]))*100" office:value-type="float" office:value="6.9104448895422" calcext:value-type="float">
            <text:p>6.9104448895422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196177" calcext:value-type="float">
            <text:p>4196177</text:p>
          </table:table-cell>
          <table:table-cell office:value-type="float" office:value="2098872" calcext:value-type="float">
            <text:p>2098872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3569416" calcext:value-type="float">
            <text:p>33569416</text:p>
          </table:table-cell>
          <table:table-cell office:value-type="float" office:value="33581952" calcext:value-type="float">
            <text:p>33581952</text:p>
          </table:table-cell>
          <table:table-cell office:value-type="float" office:value="67151368" calcext:value-type="float">
            <text:p>67151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157053" calcext:value-type="float">
            <text:p>4157053</text:p>
          </table:table-cell>
          <table:table-cell office:value-type="float" office:value="56565188" calcext:value-type="float">
            <text:p>56565188</text:p>
          </table:table-cell>
          <table:table-cell table:formula="of:=([.D25]/([.D25]+[.E25]))*100" office:value-type="float" office:value="6.84601380242208" calcext:value-type="float">
            <text:p>6.84601380242208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157053" calcext:value-type="float">
            <text:p>4157053</text:p>
          </table:table-cell>
          <table:table-cell office:value-type="float" office:value="2075972" calcext:value-type="float">
            <text:p>2075972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3256424" calcext:value-type="float">
            <text:p>33256424</text:p>
          </table:table-cell>
          <table:table-cell office:value-type="float" office:value="33215552" calcext:value-type="float">
            <text:p>33215552</text:p>
          </table:table-cell>
          <table:table-cell office:value-type="float" office:value="66471976" calcext:value-type="float">
            <text:p>66471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44783" calcext:value-type="float">
            <text:p>44783</text:p>
          </table:table-cell>
          <table:table-cell office:value-type="float" office:value="60677458" calcext:value-type="float">
            <text:p>60677458</text:p>
          </table:table-cell>
          <table:table-cell table:formula="of:=([.D26]/([.D26]+[.E26]))*100" office:value-type="float" office:value="0.0737505718868314" calcext:value-type="float">
            <text:p>0.073750571886831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44783" calcext:value-type="float">
            <text:p>44783</text:p>
          </table:table-cell>
          <table:table-cell office:value-type="float" office:value="18516" calcext:value-type="float">
            <text:p>18516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358264" calcext:value-type="float">
            <text:p>358264</text:p>
          </table:table-cell>
          <table:table-cell office:value-type="float" office:value="296256" calcext:value-type="float">
            <text:p>296256</text:p>
          </table:table-cell>
          <table:table-cell office:value-type="float" office:value="654520" calcext:value-type="float">
            <text:p>654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39" calcext:value-type="float">
            <text:p>10439</text:p>
          </table:table-cell>
          <table:table-cell office:value-type="float" office:value="60711802" calcext:value-type="float">
            <text:p>60711802</text:p>
          </table:table-cell>
          <table:table-cell table:formula="of:=([.D27]/([.D27]+[.E27]))*100" office:value-type="float" office:value="0.0171913945007399" calcext:value-type="float">
            <text:p>0.01719139450074</text:p>
          </table:table-cell>
          <table:table-cell office:value-type="float" office:value="50996192" calcext:value-type="float">
            <text:p>50996192</text:p>
          </table:table-cell>
          <table:table-cell office:value-type="float" office:value="9726049" calcext:value-type="float">
            <text:p>9726049</text:p>
          </table:table-cell>
          <table:table-cell office:value-type="float" office:value="60722241" calcext:value-type="float">
            <text:p>60722241</text:p>
          </table:table-cell>
          <table:table-cell office:value-type="float" office:value="10439" calcext:value-type="float">
            <text:p>10439</text:p>
          </table:table-cell>
          <table:table-cell office:value-type="float" office:value="5197" calcext:value-type="float">
            <text:p>5197</text:p>
          </table:table-cell>
          <table:table-cell office:value-type="float" office:value="101992384" calcext:value-type="float">
            <text:p>101992384</text:p>
          </table:table-cell>
          <table:table-cell office:value-type="float" office:value="38904196" calcext:value-type="float">
            <text:p>38904196</text:p>
          </table:table-cell>
          <table:table-cell office:value-type="float" office:value="140896580" calcext:value-type="float">
            <text:p>140896580</text:p>
          </table:table-cell>
          <table:table-cell office:value-type="float" office:value="83512" calcext:value-type="float">
            <text:p>83512</text:p>
          </table:table-cell>
          <table:table-cell office:value-type="float" office:value="83152" calcext:value-type="float">
            <text:p>83152</text:p>
          </table:table-cell>
          <table:table-cell office:value-type="float" office:value="166664" calcext:value-type="float">
            <text:p>1666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2:16:03.562891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2:19:00.887098719</dc:date>
    <meta:editing-duration>PT5M54S</meta:editing-duration>
    <meta:editing-cycles>3</meta:editing-cycles>
    <meta:generator>LibreOffice/6.4.2.2$Linux_X86_64 LibreOffice_project/40$Build-2</meta:generator>
    <meta:document-statistic meta:table-count="1" meta:cell-count="44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   ( Loop with fusion experiment)</text:p>
        </chart:title>
        <chart:legend chart:legend-position="end" svg:x="9.581cm" svg:y="2.54cm" style:legend-expansion="high" chart:style-name="ch3"/>
        <chart:plot-area chart:style-name="ch4" table:cell-range-address="output_file.S2:output_file.W8" chart:data-source-has-labels="both" svg:x="1.266cm" svg:y="1.352cm" svg:width="8.06cm" svg:height="4.697cm">
          <chartooo:coordinate-region svg:x="1.702cm" svg:y="1.552cm" svg:width="7.159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:output_file.S8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8" chart:label-cell-address="output_file.T2:output_file.T2" chart:class="chart:line">
            <chart:data-point chart:repeated="6"/>
          </chart:series>
          <chart:series chart:style-name="ch10" chart:values-cell-range-address="output_file.U3:output_file.U8" chart:label-cell-address="output_file.U2:output_file.U2" chart:class="chart:line">
            <chart:data-point chart:repeated="6"/>
          </chart:series>
          <chart:series chart:style-name="ch11" chart:values-cell-range-address="output_file.V3:output_file.V8" chart:label-cell-address="output_file.V2:output_file.V2" chart:class="chart:line">
            <chart:data-point chart:repeated="6"/>
          </chart:series>
          <chart:series chart:style-name="ch12" chart:values-cell-range-address="output_file.W3:output_file.W8" chart:label-cell-address="output_file.W2:output_file.W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8</svg:desc>
                </draw:g>
              </table:table-cell>
              <table:table-cell office:value-type="float" office:value="7.347882632">
                <text:p>7.347882632</text:p>
                <draw:g>
                  <svg:desc>output_file.T3:output_file.T8</svg:desc>
                </draw:g>
              </table:table-cell>
              <table:table-cell office:value-type="float" office:value="7.142552595">
                <text:p>7.142552595</text:p>
                <draw:g>
                  <svg:desc>output_file.U3:output_file.U8</svg:desc>
                </draw:g>
              </table:table-cell>
              <table:table-cell office:value-type="float" office:value="7.052196904">
                <text:p>7.052196904</text:p>
                <draw:g>
                  <svg:desc>output_file.V3:output_file.V8</svg:desc>
                </draw:g>
              </table:table-cell>
              <table:table-cell office:value-type="float" office:value="7.007513112">
                <text:p>7.007513112</text:p>
                <draw:g>
                  <svg:desc>output_file.W3:output_file.W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234708284">
                <text:p>7.234708284</text:p>
              </table:table-cell>
              <table:table-cell office:value-type="float" office:value="7.075170365">
                <text:p>7.075170365</text:p>
              </table:table-cell>
              <table:table-cell office:value-type="float" office:value="7.005535254">
                <text:p>7.005535254</text:p>
              </table:table-cell>
              <table:table-cell office:value-type="float" office:value="6.964161616">
                <text:p>6.96416161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.1794567">
                <text:p>7.1794567</text:p>
              </table:table-cell>
              <table:table-cell office:value-type="float" office:value="7.045431673">
                <text:p>7.045431673</text:p>
              </table:table-cell>
              <table:table-cell office:value-type="float" office:value="6.971415959">
                <text:p>6.971415959</text:p>
              </table:table-cell>
              <table:table-cell office:value-type="float" office:value="6.91044489">
                <text:p>6.9104448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.15393722">
                <text:p>7.15393722</text:p>
              </table:table-cell>
              <table:table-cell office:value-type="float" office:value="7.015632048">
                <text:p>7.015632048</text:p>
              </table:table-cell>
              <table:table-cell office:value-type="float" office:value="6.949428958">
                <text:p>6.949428958</text:p>
              </table:table-cell>
              <table:table-cell office:value-type="float" office:value="6.846013802">
                <text:p>6.8460138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132442625">
                <text:p>7.132442625</text:p>
              </table:table-cell>
              <table:table-cell office:value-type="float" office:value="7.023823446">
                <text:p>7.023823446</text:p>
              </table:table-cell>
              <table:table-cell office:value-type="float" office:value="6.959463173">
                <text:p>6.959463173</text:p>
              </table:table-cell>
              <table:table-cell office:value-type="float" office:value="0.07375057189">
                <text:p>0.0737505718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.595705567">
                <text:p>3.595705567</text:p>
              </table:table-cell>
              <table:table-cell office:value-type="float" office:value="3.54204154">
                <text:p>3.54204154</text:p>
              </table:table-cell>
              <table:table-cell office:value-type="float" office:value="0.0636307214">
                <text:p>0.0636307214</text:p>
              </table:table-cell>
              <table:table-cell office:value-type="float" office:value="0.0171913945">
                <text:p>0.0171913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